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3.757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5.186cm"/>
    </style:style>
    <style:style style:name="Tableau2.D" style:family="table-column">
      <style:table-column-properties style:column-width="5.054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 style:shadow="none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4.815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2.487cm"/>
    </style:style>
    <style:style style:name="Tableau3.E" style:family="table-column">
      <style:table-column-properties style:column-width="2.037cm"/>
    </style:style>
    <style:style style:name="Tableau3.F" style:family="table-column">
      <style:table-column-properties style:column-width="1.852cm"/>
    </style:style>
    <style:style style:name="Tableau3.G" style:family="table-column">
      <style:table-column-properties style:column-width="1.6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fo:margin-left="0.011cm" fo:break-before="auto" fo:break-after="auto" table:align="left" style:may-break-between-rows="false"/>
    </style:style>
    <style:style style:name="Tableau4.A" style:family="table-column">
      <style:table-column-properties style:column-width="11.324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2.461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" style:family="paragraph" style:parent-style-name="Standard">
      <style:text-properties fo:color="#cccccc" style:font-name="Arial Black" fo:font-size="16pt" style:font-size-asian="16pt" style:font-size-complex="16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8" style:family="paragraph" style:parent-style-name="Table_20_Contents"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18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style:text-underline-style="none" style:font-size-asian="10pt" style:font-name-complex="Arial" style:font-size-complex="10pt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26" style:family="paragraph" style:parent-style-name="Standart_20_-_20_Avec_20_Saut_20_de_20_page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27" style:family="paragraph" style:parent-style-name="Standart_20_-_20_Avec_20_Saut_20_de_20_page">
      <style:text-properties style:font-name="Calibri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"><text:placeholder text:placeholder-type="text">&lt;setLang(order.partner_id.lang or 'fr_FR')&gt;</text:placeholder></text:span></text:p>
      <text:p text:style-name="P3"><text:text-input text:description="&lt;_('Quotation') if order.state == 'draft' else _('Rent Order')&gt;">TYPE</text:text-input> <text:text-input text:description="&lt;'(' + order.ref + ')' if order.ref else ''&gt;">REFERENCE</text:text-input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3"><text:tab/></text:span><text:span text:style-name="T3"><text:text-input text:description="&lt;order.company_id.name&gt;">Company</text:text-input></text:span></text:p>
            <text:p text:style-name="P1"><text:tab/><text:text-input text:description="&lt;order.company_id.partner_id.address[0].street&gt;">Address 1</text:text-input></text:p>
            <text:p text:style-name="P1"><text:text-input text:description="&lt;if test=&quot;order.company_id.partner_id.address[0].street2&quot;&gt;">If Address2:</text:text-input></text:p>
            <text:p text:style-name="P1"><text:tab/><text:text-input text:description="&lt;order.company_id.partner_id.address[0].street2&gt;">Address2</text:text-input></text:p>
            <text:p text:style-name="P1"><text:bookmark-start text:name="__DdeLink__330_19406697751"/><text:text-input text:description="&lt;/if&gt;">/If</text:text-input><text:bookmark-end text:name="__DdeLink__330_19406697751"/></text:p>
            <text:p text:style-name="P1"><text:tab/><text:text-input text:description="&lt;order.company_id.partner_id.address[0].zip&gt;">Zip</text:text-input> <text:text-input text:description="&lt;order.company_id.partner_id.address[0].city&gt;">City</text:text-input></text:p>
            <text:p text:style-name="P1"><text:text-input text:description="&lt;if test=&quot;order.company_id.partner_id.address[0].country_id&quot;&gt;">If Country:</text:text-input></text:p>
            <text:p text:style-name="P1"><text:tab/><text:text-input text:description="&lt;order.company_id.partner_id.address[0].country_id.name&gt;">Country</text:text-input></text:p>
            <text:p text:style-name="P1"><text:text-input text:description="&lt;/if&gt;">/If</text:text-input></text:p>
          </table:table-cell>
          <table:table-cell table:style-name="Tableau1.A1" office:value-type="string">
            <text:p text:style-name="P2"><text:span text:style-name="T3"><text:tab/></text:span><text:span text:style-name="T3"><text:text-input text:description="&lt;order.partner_id.name&gt;">Customer</text:text-input></text:span></text:p>
            <text:p text:style-name="P1"><text:tab/><text:text-input text:description="&lt;order.partner_order_address_id.street&gt;">Address 1</text:text-input></text:p>
            <text:p text:style-name="P1"><text:text-input text:description="&lt;if test=&quot;order.partner_order_address_id.street2&quot;&gt;">If Address2:</text:text-input></text:p>
            <text:p text:style-name="P1"><text:tab/><text:text-input text:description="&lt;order.partner_order_address_id.street2&gt;">Address2</text:text-input></text:p>
            <text:p text:style-name="P1"><text:bookmark-start text:name="__DdeLink__330_1940669775"/><text:text-input text:description="&lt;/if&gt;">/If</text:text-input><text:bookmark-end text:name="__DdeLink__330_1940669775"/></text:p>
            <text:p text:style-name="P1"><text:tab/><text:text-input text:description="&lt;order.partner_order_address_id.zip&gt;">Zip</text:text-input> <text:text-input text:description="&lt;order.partner_order_address_id.city&gt;">City</text:text-input></text:p>
            <text:p text:style-name="P1"><text:text-input text:description="&lt;if test=&quot;order.partner_order_address_id.country_id&quot;&gt;">If Country:</text:text-input></text:p>
            <text:p text:style-name="P1"><text:tab/><text:text-input text:description="&lt;order.partner_order_address_id.country_id.name&gt;">Country</text:text-input></text:p>
            <text:p text:style-name="P1"><text:text-input text:description="&lt;/if&gt;">/If</text:text-input></text:p>
          </table:table-cell>
        </table:table-row>
        <table:table-row>
          <table:table-cell table:style-name="Tableau1.A1" table:number-columns-spanned="2" office:value-type="string">
            <text:p text:style-name="P1"><text:text-input text:description="&lt;order.description&gt;">Rent order object/description</text:text-input></text:p>
          </table:table-cell>
          <table:covered-table-cell/>
        </table:table-row>
      </table:table>
      <text:p text:style-name="P6"><text:tab/><text:span text:style-name="T2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"><text:text-input text:description="&lt;get_label(order,'partner_id')&gt;">Customer</text:text-input></text:p>
          </table:table-cell>
          <table:table-cell table:style-name="Tableau2.A1" office:value-type="string">
            <text:p text:style-name="P7"><text:text-input text:description="&lt;get_label(order, 'salesman')&gt;">Salesman</text:text-input></text:p>
          </table:table-cell>
          <table:table-cell table:style-name="Tableau2.A1" office:value-type="string">
            <text:p text:style-name="P7"><text:bookmark-start text:name="__DdeLink__5515_1981641568"/><text:text-input text:description="&lt;_('Shipping')&gt;">Shipping</text:text-input><text:bookmark-end text:name="__DdeLink__5515_1981641568"/></text:p>
          </table:table-cell>
          <table:table-cell table:style-name="Tableau2.D1" office:value-type="string">
            <text:p text:style-name="P7"><text:text-input text:description="&lt;_('Duration')&gt;">Duration</text:text-input></text:p>
          </table:table-cell>
        </table:table-row>
        <table:table-row>
          <table:table-cell table:style-name="Tableau2.A2" office:value-type="string">
            <text:p text:style-name="P7"><text:text-input text:description="&lt;order.partner_id.name&gt;">Name</text:text-input></text:p>
            <text:p text:style-name="P7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7"><text:text-input text:description="&lt;order.salesman.name&gt;">Vendor</text:text-input></text:p>
          </table:table-cell>
          <table:table-cell table:style-name="Tableau2.A2" office:value-type="string">
            <text:p text:style-name="P7"><text:text-input text:description="&lt;_('From')&gt;">From</text:text-input> : <text:text-input text:description="&lt;formatLang(order.date_out_shipping, date_time=True)&gt;">Shipping Date</text:text-input></text:p>
            <text:p text:style-name="P7"><text:text-input text:description="&lt;_('To')&gt;">To</text:text-input> : <text:text-input text:description="&lt;formatLang(order.date_in_shipping, date_time=True)&gt;">Rent End Date</text:text-input></text:p>
          </table:table-cell>
          <table:table-cell table:style-name="Tableau2.D2" office:value-type="string">
            <text:p text:style-name="P7"><text:text-input text:description="&lt;_('From')&gt;">From</text:text-input> : <text:bookmark-start text:name="__DdeLink__7864_122193553"/><text:text-input text:description="&lt;formatLang(order.date_begin_rent, date_time=True)&gt;">Rent Begin Date</text:text-input><text:bookmark-end text:name="__DdeLink__7864_122193553"/></text:p>
            <text:p text:style-name="P7"><text:text-input text:description="&lt;_('To')&gt;">To</text:text-input> : <text:text-input text:description="&lt;formatLang(order.date_end_rent, date_time=True)&gt;">Rent Begin Date</text:text-input></text:p>
          </table:table-cell>
        </table:table-row>
      </table:table>
      <text:p text:style-name="P1"/>
      <text:p text:style-name="P1">Rent Duration : <text:text-input text:description="&lt;formatLang(order.rent_duration)&gt;">Duration</text:text-input> <text:text-input text:description="&lt;order.rent_duration_unity.name&gt;">Unity</text:text-input>(s)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9"><text:text-input text:description="&lt;get_label(order.rent_line_ids.product_id, 'code')&gt;">REF</text:text-input></text:p>
          </table:table-cell>
          <table:table-cell table:style-name="Tableau3.A1" office:value-type="string">
            <text:p text:style-name="P9"><text:bookmark-start text:name="__DdeLink__8855_1981641568"/><text:text-input text:description="&lt;get_label(order.rent_line_ids, 'product_id')&gt;">Product</text:text-input><text:bookmark-end text:name="__DdeLink__8855_1981641568"/></text:p>
          </table:table-cell>
          <table:table-cell table:style-name="Tableau3.A1" office:value-type="string">
            <text:p text:style-name="P9"><text:text-input text:description="&lt;get_label(order.rent_line_ids, 'quantity')&gt;">Qty</text:text-input></text:p>
          </table:table-cell>
          <table:table-cell table:style-name="Tableau3.A1" office:value-type="string">
            <text:p text:style-name="P9"><text:text-input text:description="&lt;get_label(order.rent_line_ids, 'real_unit_price')&gt;">UP</text:text-input>/<text:text-input text:description="&lt;order.rent_duration_unity.name&gt;">Unity</text:text-input></text:p>
          </table:table-cell>
          <table:table-cell table:style-name="Tableau3.A1" office:value-type="string">
            <text:p text:style-name="P9"><text:text-input text:description="&lt;get_label(order.rent_line_ids, 'discount')&gt;">Discount</text:text-input></text:p>
          </table:table-cell>
          <table:table-cell table:style-name="Tableau3.A1" office:value-type="string">
            <text:p text:style-name="P9"><text:text-input text:description="&lt;get_label(order.rent_line_ids, 'line_price')&gt;">Untaxed Amount</text:text-input></text:p>
          </table:table-cell>
          <table:table-cell table:style-name="Tableau3.G1" office:value-type="string">
            <text:p text:style-name="P9"><text:text-input text:description="&lt;get_label(order.rent_line_ids, 'tax_ids')&gt;">Taxes</text:text-input></text:p>
          </table:table-cell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10"><text:text-input text:description="&lt;line.product_id.default_code&gt;">REF</text:text-input></text:p>
          </table:table-cell>
          <table:table-cell table:style-name="Tableau3.A3" office:value-type="string">
            <text:p text:style-name="P10"><text:text-input text:description="&lt;line.product_id.name&gt;">Name</text:text-input></text:p>
          </table:table-cell>
          <table:table-cell table:style-name="Tableau3.C3" office:value-type="string">
            <text:p text:style-name="P11"><text:text-input text:description="&lt;formatLang(line.quantity)&gt;">Qty</text:text-input></text:p>
          </table:table-cell>
          <table:table-cell table:style-name="Tableau3.A3" office:value-type="string">
            <text:p text:style-name="P15"><text:text-input text:description="&lt;formatLang(line.real_unit_price)&gt;">Price</text:text-input>€</text:p>
          </table:table-cell>
          <table:table-cell table:style-name="Tableau3.C3" office:value-type="string">
            <text:p text:style-name="P25"><text:text-input text:description="&lt;formatLang(line.discount)&gt;">%</text:text-input>%</text:p>
          </table:table-cell>
          <table:table-cell table:style-name="Tableau3.C3" office:value-type="string">
            <text:p text:style-name="P11"><text:text-input text:description="&lt;formatLang(line.line_price)&gt;">Total</text:text-input>€</text:p>
          </table:table-cell>
          <table:table-cell table:style-name="Tableau3.G3" office:value-type="string">
            <text:p text:style-name="P16"><text:text-input text:description="&lt;', '.join([formatLang(tax.amount*100.0) + '%' for tax in line.tax_ids])&gt;">Tax</text:text-input></text:p>
          </table:table-cell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4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3" office:value-type="string">
            <text:p text:style-name="P24"><text:text-input text:description="&lt;order.notes&gt;">Order Notes</text:text-input></text:p>
            <text:p text:style-name="P24"/>
            <text:p text:style-name="P19"/>
            <text:p text:style-name="P26"/>
          </table:table-cell>
          <table:table-cell table:style-name="Tableau4.B1" office:value-type="string">
            <text:p text:style-name="P13"><text:text-input text:description="&lt;get_label(order, 'total')&gt;">Total untaxed</text:text-input></text:p>
          </table:table-cell>
          <table:table-cell table:style-name="Tableau4.C1" office:value-type="string">
            <text:p text:style-name="P11"><text:text-input text:description="&lt;formatLang(order.total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13"><text:text-input text:description="&lt;get_label(order, 'total_taxes')&gt;">Total Taxes</text:text-input></text:p>
          </table:table-cell>
          <table:table-cell table:style-name="Tableau4.C2" office:value-type="string">
            <text:p text:style-name="P11"><text:text-input text:description="&lt;formatLang(order.total_taxes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12"><text:text-input text:description="&lt;get_label(order, 'total_with_taxes')&gt;">Total</text:text-input></text:p>
          </table:table-cell>
          <table:table-cell table:style-name="Tableau4.C2" office:value-type="string">
            <text:p text:style-name="P11"><text:bookmark-start text:name="__DdeLink__20907_122193553"/><text:text-input text:description="&lt;formatLang(order.total_with_taxes)&gt;">Total Taxed</text:text-input>€<text:bookmark-end text:name="__DdeLink__20907_122193553"/></text:p>
          </table:table-cell>
        </table:table-row>
      </table:table>
      <text:p text:style-name="P20"><text:span text:style-name="T4"/></text:p>
      <text:p text:style-name="P27"><text:span text:style-name="T4">Estimated value of the rented products : </text:span><text:span text:style-name="T4"><text:text-input text:description="&lt;o.total_products_buy_price&gt;">Estimated Price</text:text-input></text:span><text:span text:style-name="T4">€</text:span></text:p>
      <text:p text:style-name="P23"><text:span text:style-name="T4"><text:text-input text:description="&lt;/for&gt;">/Global For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27T13:22:26</dc:date>
    <dc:creator>Thibaut DIRLIK</dc:creator>
    <meta:editing-duration>PT11H24M19S</meta:editing-duration>
    <meta:editing-cycles>193</meta:editing-cycles>
    <meta:generator>LibreOffice/3.3$Unix LibreOffice_project/330m19$Build-202</meta:generator>
    <meta:document-statistic meta:table-count="4" meta:image-count="0" meta:object-count="0" meta:page-count="2" meta:paragraph-count="62" meta:word-count="113" meta:character-count="743"/>
  </office:meta>
</office:document-meta>
</file>